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ck De Saint Pern</meta:initial-creator>
    <dc:creator>Zack De Saint Pern</dc:creator>
    <meta:creation-date>2023-04-03T14:01:00Z</meta:creation-date>
    <dc:date>2023-04-03T14:03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